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Gobier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MDG_OTPR_DD_2025_v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MDG_OrganizacionTerritorialParroquial_20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Organización Territorial Parroquia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ircunscripciones territoriales integradas a un cantón a través de ordenanza expedida por el respectivo concejo municipal o metropolitano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ódigo</text:p>
          </table:table-cell>
          <table:table-cell office:value-type="string" table:style-name="ce3">
            <text:p>Código de identificación del objeto geográfico según el Catálogo N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ódigo de la parroquia</text:p>
          </table:table-cell>
          <table:table-cell office:value-type="string" table:style-name="ce3">
            <text:p>Código de seis digitos para cada parroquia rur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mbre de la parroquia</text:p>
          </table:table-cell>
          <table:table-cell office:value-type="string" table:style-name="ce3">
            <text:p>Nombre de la parroquia rural o cabecera cant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</text:p>
          </table:table-cell>
          <table:table-cell office:value-type="string" table:style-name="ce3">
            <text:p>Año de generación de la informa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xto asociado</text:p>
          </table:table-cell>
          <table:table-cell office:value-type="string" table:style-name="ce3">
            <text:p>Texto aclaratorio del objeto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P</meta:initial-creator>
    <dc:creator>Tatiana Belen Garzon Zambrano</dc:creator>
    <meta:creation-date>2020-12-02T16:57:00Z</meta:creation-date>
    <dc:date>2025-01-29T19:27:41Z</dc:date>
  </office:meta>
</office:document-meta>
</file>